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3.8744in"/>
    </style:style>
    <style:style style:name="co5" style:family="table-column">
      <style:table-column-properties fo:break-before="auto" style:column-width="3.4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445in" fo:break-before="auto" style:use-optimal-row-height="false"/>
    </style:style>
    <style:style style:name="ro2" style:family="table-row">
      <style:table-row-properties style:row-height="0.3354in" fo:break-before="auto" style:use-optimal-row-height="false"/>
    </style:style>
    <style:style style:name="ro3" style:family="table-row">
      <style:table-row-properties style:row-height="0.489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9327in" fo:break-before="auto" style:use-optimal-row-height="false"/>
    </style:style>
    <style:style style:name="ro6" style:family="table-row">
      <style:table-row-properties style:row-height="0.9945in" fo:break-before="auto" style:use-optimal-row-height="false"/>
    </style:style>
    <style:style style:name="ro7" style:family="table-row">
      <style:table-row-properties style:row-height="1.078in" fo:break-before="auto" style:use-optimal-row-height="false"/>
    </style:style>
    <style:style style:name="ro8" style:family="table-row">
      <style:table-row-properties style:row-height="1.7307in" fo:break-before="auto" style:use-optimal-row-height="false"/>
    </style:style>
    <style:style style:name="ro9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14pt solid #000000" fo:background-color="#ffffff" style:text-align-source="fix" style:repeat-content="false" fo:border-left="none" fo:border-right="none" fo:border-top="none" style:vertical-align="middle"/>
      <style:paragraph-properties fo:text-align="start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-bottom="0.14pt solid #000000" fo:background-color="#ebeb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2" style:family="table-cell" style:parent-style-name="Default">
      <style:table-cell-properties fo:border-bottom="0.14pt solid #000000" fo:background-color="#ffff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3" style:family="table-cell" style:parent-style-name="Default">
      <style:table-cell-properties fo:border-bottom="0.14pt solid #000000" fo:background-color="#ffebeb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4" style:family="table-cell" style:parent-style-name="Default">
      <style:table-cell-properties fo:border-bottom="0.14pt solid #000000" fo:background-color="#ebffeb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5" style:family="table-cell" style:parent-style-name="Default">
      <style:table-cell-properties fo:border-bottom="0.14pt solid #000000" fo:background-color="#ffeb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17" style:family="table-cell" style:parent-style-name="Default">
      <style:table-cell-properties fo:border-bottom="0.14pt solid #000000" fo:background-color="#ffffeb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18" style:family="table-cell" style:parent-style-name="Default">
      <style:table-cell-properties fo:border-bottom="0.14pt solid #000000" fo:background-color="#ebff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font-weight="bold"/>
    </style:style>
    <style:style style:name="ce20" style:family="table-cell" style:parent-style-name="Default" style:data-style-name="N0">
      <style:table-cell-properties fo:border-bottom="0.74pt solid #000000" fo:wrap-option="wrap" fo:border-left="none" fo:border-right="none" fo:border-top="none" style:vertical-align="middle"/>
      <style:text-properties fo:color="#ff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14pt solid #000000" fo:background-color="#ebebff" style:text-align-source="fix" style:repeat-content="false" fo:border-left="none" fo:border-right="none" fo:border-top="none" style:vertical-align="middle"/>
      <style:paragraph-properties fo:text-align="start"/>
      <style:text-properties fo:font-weight="normal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font-weight="normal"/>
    </style:style>
    <style:style style:name="ce11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YM_demo-CavernePlaton-scenario-v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1019" table:default-cell-style-name="ce11"/>
        <table:table-row table:style-name="ro1">
          <table:table-cell table:style-name="ce9"/>
          <table:table-cell table:style-name="ce20" office:value-type="string" calcext:value-type="string" table:number-columns-spanned="4" table:number-rows-spanned="1">
            <text:p>CHECK CAMERA <text:s/>&amp; <text:s text:c="2"/>START PD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" office:value-type="string" calcext:value-type="string">
            <text:p>InsideCav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rolong_when_ends</text:p>
          </table:table-cell>
          <table:table-cell table:style-name="ce2"/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3" office:value-type="string" calcext:value-type="string" table:number-columns-spanned="4" table:number-rows-spanned="1">
            <text:p>Passer à la scène suivante par setup+ à la fin des percussions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3" office:value-type="string" calcext:value-type="string">
            <text:p>EnterCav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rolong_when_ends</text:p>
          </table:table-cell>
          <table:table-cell table:style-name="ce2"/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3" office:value-type="string" calcext:value-type="string" table:number-columns-spanned="4" table:number-rows-spanned="1">
            <text:p>Passer à la scène suivante par setup+ à la fin des percussions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4" office:value-type="string" calcext:value-type="string">
            <text:p>SmallStrokes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TABLET:_dessin_chaines</text:p>
          </table:table-cell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3" office:value-type="string" calcext:value-type="string" table:number-columns-spanned="4" table:number-rows-spanned="1">
            <text:p>Dessiner les chaînes en commençant au sol puis aller ensuite de l’un vers l’autre en dessinant partiellement sur eux</text:p>
            <text:p><text:span text:style-name="T1">Passer à la scène suivante par setup+ à la fin des percussions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5" office:value-type="string" calcext:value-type="string">
            <text:p>BigStroke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TABLET:_dessin_ombres</text:p>
          </table:table-cell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3" office:value-type="string" calcext:value-type="string" table:number-columns-spanned="4" table:number-rows-spanned="1">
            <text:p>Une fois la voix terminée et quand reprennent les percussions, faire des dessins au dessus d’eux de plus en plus amples et rapides</text:p>
            <text:p><text:span text:style-name="T2">Gel/dégel du dessin pour capter des formes d'ombres ?</text:span></text:p>
            <text:p>Par SOUND Volume, gérer la rémanence plus ou moins forte du fond en dessous du trait</text:p>
            <text:p><text:span text:style-name="T1">Passer à la scène suivante par setup+ à la fin des percussions quand ils lâchent leurs baguettes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7" office:value-type="string" calcext:value-type="string">
            <text:p>PaperCu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PAPIER:_manip_papier_bataille_disparition_totem</text:p>
          </table:table-cell>
          <table:table-cell table:style-name="ce2" office:value-type="string" calcext:value-type="string">
            <text:p>INTERFACE:_SETUP+_qd_totem_construit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23" office:value-type="string" calcext:value-type="string" table:number-columns-spanned="4" table:number-rows-spanned="1">
            <text:p>Après la voix, « des marionnettistes passent devant ce mur et y élèvent toutes sortes d’objets » </text:p>
            <text:p>Commencer à poser les morceaux de papier découpé puis les animer en les opposant les uns avec les autres.</text:p>
            <text:p>Les faire disparaître vers la gauche</text:p>
            <text:p><text:span text:style-name="T1">Reprendre les morceaux de papier découpé poussés sur le côté et faire en sorte d’avoir une silhouette </text:span></text:p>
            <text:p> et p<text:span text:style-name="T1">asser à la scène suivante par setup+ 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8" office:value-type="string" calcext:value-type="string">
            <text:p>PlatonicSolid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F:_gestion_solides+3_samples_apres_gestes</text:p>
          </table:table-cell>
          <table:table-cell table:style-name="ce2" office:value-type="string" calcext:value-type="string">
            <text:p>IF::_SETUP+_qd_fin_samples_audio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3" office:value-type="string" calcext:value-type="string" table:number-columns-spanned="4" table:number-rows-spanned="1">
            <text:p>Disparition des solides les uns après les autres</text:p>
            <text:p>Profusion après la disparition du dernier solide</text:p>
            <text:p>SAMPLE + lors du premier geste après la fin de la profusion</text:p>
            <text:p>SAMPLE + après les deux gestes iconiques (rond de bras)</text:p>
            <text:p>SAMPLE + après les deux gestes iconiques (claquements de mains)</text:p>
            <text:p><text:span text:style-name="T1">Passer à la scène suivante par SETUP+ à la fin des samples de Cedric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" office:value-type="string" calcext:value-type="string">
            <text:p>PlatonicToTam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SETUP+_qd_tam_en_place</text:p>
          </table:table-cell>
          <table:table-cell table:style-name="ce2" office:value-type="string" calcext:value-type="string">
            <text:p>PAPER:_retirer_papier_decoup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3" office:value-type="string" calcext:value-type="string" table:number-columns-spanned="4" table:number-rows-spanned="1">
            <text:p>Retirer le papier découpé de la surface de dessin</text:p>
            <text:p><text:span text:style-name="T1">Passer à la scène suivante par setup+ à la fin du sample « les objets qu’on lui désigne maintenant » et lorsque le tam est en place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3" office:value-type="string" calcext:value-type="string">
            <text:p>Tam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F:sample15_depart_Ced/setup+_qd_vibra_en_place</text:p>
          </table:table-cell>
          <table:table-cell table:style-name="ce2" office:value-type="string" calcext:value-type="string">
            <text:p>TABLET:_dessin_sur_tam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3" office:value-type="string" calcext:value-type="string" table:number-columns-spanned="4" table:number-rows-spanned="1">
            <text:p>Monter le Master sur le premier coup de gong</text:p>
            <text:p>Dessiner sur la tablette pour suivre les gestes sur le Tam</text:p>
            <text:p>Utiliser éventuellement SOUND Volume pour augmenter les pixels sur les coups de gong</text:p>
            <text:p><text:span text:style-name="T1">REMARQUE : le sample 15.aiff « et imagine maintenant... » n’est pas joué, donc SAMPLE + lorsque Cédric commence à déplacer le vibraphone</text:span></text:p>
            <text:p><text:span text:style-name="T1">Passer à la scène suivante par setup+ lorsque le vibraphone de Cédric est en place, </text:span></text:p>
            <text:p><text:span text:style-name="T1">Cédric fait son premier coup d’archet lorsque le sample joue encore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4" office:value-type="string" calcext:value-type="string">
            <text:p>Tresse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TABLET:_dessin_sur_tubes_et_tam</text:p>
          </table:table-cell>
          <table:table-cell table:style-name="ce2" office:value-type="string" calcext:value-type="string">
            <text:p>INTERFACE:_setup+_fin_morceau</text:p>
          </table:table-cell>
          <table:table-cell table:number-columns-repeated="1019"/>
        </table:table-row>
        <table:table-row table:style-name="ro8">
          <table:table-cell table:style-name="ce2"/>
          <table:table-cell table:style-name="ce23" office:value-type="string" calcext:value-type="string" table:number-columns-spanned="4" table:number-rows-spanned="1">
            <text:p>Dessins sur tubes lents sur Vibra puis Marimba</text:p>
            <text:p>Dessins sur tubes rapides sur Vibra puis Marimba</text:p>
            <text:p>Dessin d’étoile au coeur du Tam</text:p>
            <text:p>Dessin sur le la bande noire extérieure du Tam</text:p>
            <text:p>Dessin autour du coeur noir du Tam</text:p>
            <text:p>Dessin sur le pourtour du Gam et un peu à l’extérieur</text:p>
            <text:p>Grands traits espacés sur la partie brillante du Tam</text:p>
            <text:p>Traits plus rapprochés sur la partie brillante du Tam</text:p>
            <text:p>Gestion des particules avec écho sur les particules, diminution de leur vitesse pour faire un effet de ruissellement</text:p>
            <text:p><text:span text:style-name="T1">Passer à la scène suivante par setup+ à la fin de tresse</text:span>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5" office:value-type="string" calcext:value-type="string">
            <text:p>Gnossienn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SETUP+_solo_Ben_fin_Satie</text:p>
          </table:table-cell>
          <table:table-cell table:style-name="ce2"/>
          <table:table-cell table:number-columns-repeated="1019"/>
        </table:table-row>
        <table:table-row table:style-name="ro9">
          <table:table-cell table:style-name="ce2"/>
          <table:table-cell table:style-name="ce23" office:value-type="string" calcext:value-type="string" table:number-columns-spanned="4" table:number-rows-spanned="1">
            <text:p>Passer à la scène suivante par setup+ un petit peu avant la fin de gnossienne pour qu’il y ait un overlap </text:p>
            <text:p>Entre le sample et la fin de gnossienne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7" office:value-type="string" calcext:value-type="string">
            <text:p>Battle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ColorOff_qd_fin_morceau_</text:p>
          </table:table-cell>
          <table:table-cell table:style-name="ce2" office:value-type="string" calcext:value-type="string">
            <text:p>INTERFACE:_SETUP+_apres_silence_fi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3" office:value-type="string" calcext:value-type="string" table:number-columns-spanned="4" table:number-rows-spanned="1">
            <text:p>Passer à la scène suivante par setup+ lorsque battle est finie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8" office:value-type="string" calcext:value-type="string">
            <text:p>BattleToFina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hange_when_end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3" office:value-type="string" calcext:value-type="string" table:number-columns-spanned="4" table:number-rows-spanned="1">
            <text:p>Laisser tourner jusqu’au salut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table-cell table:style-name="ce1" office:value-type="string" calcext:value-type="string">
            <text:p>Final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prolong_when_end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3" table:number-columns-spanned="4" table:number-rows-spanned="1"/>
          <table:covered-table-cell table:number-columns-repeated="3" table:style-name="ce23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1:30:29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8T14:27:07.871000000</dc:date>
    <meta:editing-duration>PT3H36M31S</meta:editing-duration>
    <meta:editing-cycles>10</meta:editing-cycles>
    <meta:generator>LibreOffice/7.0.2.2$Windows_X86_64 LibreOffice_project/8349ace3c3162073abd90d81fd06dcfb6b36b994</meta:generator>
    <meta:print-date>2020-03-26T14:53:50.882000000</meta:print-date>
    <meta:document-statistic meta:table-count="1" meta:cell-count="71" meta:object-count="0"/>
  </office:meta>
</office:document-meta>
</file>